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3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ackground-color="#A02B93"/>
    </style:style>
    <style:style style:name="ce25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8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ackground-color="#92D050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3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21.082cm"/>
    </style:style>
    <style:style style:name="co8" style:family="table-column">
      <style:table-column-properties fo:break-before="auto" style:column-width="16.277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6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27">
            <text:p>(?&lt;!ˈ)^o(?![juɫ])</text:p>
          </table:table-cell>
          <table:table-cell office:value-type="string" table:style-name="ce27">
            <text:p>ɔ / o</text:p>
          </table:table-cell>
          <table:table-cell office:value-type="string" table:style-name="ce28">
            <text:p>T47</text:p>
          </table:table-cell>
          <table:table-cell office:value-type="string" table:style-name="ce29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0"/>
        </table:table-row>
        <table:table-row table:style-name="ro7">
          <table:table-cell office:value-type="string" table:style-name="ce27">
            <text:p>(?&lt;!ˈ)^e(?![juɫs̃])</text:p>
          </table:table-cell>
          <table:table-cell office:value-type="string" table:style-name="ce27">
            <text:p>e / i</text:p>
          </table:table-cell>
          <table:table-cell office:value-type="string" table:style-name="ce31">
            <text:p>T48</text:p>
          </table:table-cell>
          <table:table-cell table:style-name="ce32"/>
          <table:table-cell table:number-columns-repeated="16380" table:style-name="ce33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a(?=(m|n|nh)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50</text:p>
          </table:table-cell>
          <table:table-cell office:value-type="string" table:style-name="ce10">
            <text:p>são todas tónicas</text:p>
          </table:table-cell>
          <table:table-cell table:number-columns-repeated="16380" table:style-name="ce9"/>
        </table:table-row>
        <table:table-row table:style-name="ro9">
          <table:table-cell office:value-type="string" table:style-name="ce22">
            <text:p>(?&lt;=ˈ(b|c|ch|d|f|g|ʒ|l|lh|m|n|nh|p|q|r|rr|ss|s|t|v|x|z|pr|br|tr|dr|kr|gr|fr|vr|pl|bl|kl|gl|fl))o(?![ju]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23"/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19"/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c|ch|d|f|g|gu|ʒ|l|lh|m|n|nh|p|q|qu|r|rr|ss|s|t|v|x|z|pr|br|tr|dr|kr|gr|fr|vr|pl|bl|kl|gl|fl))e(?![̃w]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[̃w]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(a|ɐ|e|ɛ|/E/|ɨ|i|j|o|ɔ|/O/|u|w)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ɛ|/E/|ẽ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ɛ|/E/|ẽ|i|ĩ|ɨ))</text:p>
          </table:table-cell>
          <table:table-cell office:value-type="string" table:style-name="ce18">
            <text:p>g</text:p>
          </table:table-cell>
          <table:table-cell table:style-name="ce21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j|o|ɔ|/O/|u|w)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o|ɔ|/O/|u|j|w)ˈ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ɐ̃j̃|e|ɛ|/E/|ẽ|i|ĩ|ɨ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3" table:style-name="ro1">
          <table:table-cell table:number-columns-repeated="16384"/>
        </table:table-row>
      </table:table>
      <table:table table:name="Folha1" table:style-name="ta3">
        <table:table-column table:style-name="co7" table:default-cell-style-name="ce1"/>
        <table:table-column table:style-name="co2" table:number-columns-repeated="16383" table:default-cell-style-name="ce1"/>
        <table:table-row table:style-name="ro9">
          <table:table-cell office:value-type="string" table:style-name="ce22">
            <text:p>(?&lt;=ˈ(b|β|k|d|ð|f|g|ɣ|ʃ||ɲ|ʎ|ʒ|l|m|n|p|ɾ|ʀ|s|t|v|z|pɾ|bɾ|tɾ|dɾ|kɾ|gɾ|fɾ|vɾ|pl|bl|kl|gl|fl))o(?![ju])(?!õô)</text:p>
          </table:table-cell>
          <table:table-cell office:value-type="string" table:style-name="ce22">
            <text:p>/O/</text:p>
          </table:table-cell>
          <table:table-cell table:style-name="ce9"/>
          <table:table-cell office:value-type="string" table:style-name="ce23">
            <text:p>tónicas, cuidado com as nasais (dezembro)</text:p>
          </table:table-cell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(?!õ)</text:p>
          </table:table-cell>
          <table:table-cell office:value-type="string" table:style-name="ce22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β|k|d|ð|f|g|ɣ|ʃ||ɲ|ʎ|ʒ|l|m|n|p|ɾ|ʀ|s|t|v|z|pɾ|bɾ|tɾ|dɾ|kɾ|gɾ|fɾ|vɾ|pl|bl|kl|gl|fl)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number-rows-repeated="3" table:style-name="ro1">
          <table:table-cell table:number-columns-repeated="16384"/>
        </table:table-row>
        <table:table-row table:style-name="ro9">
          <table:table-cell office:value-type="string" table:style-name="ce22">
            <text:p>(?&lt;=ˈ(b|c|ch|d|f|g|ʒ|l|lh|m|n|nh|p|q|r|rr|ss|s|t|v|z|pr|br|tr|dr|kr|gr|fr|vr|pl|bl|kl|gl|fl))o(?![ju])(?!õô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23"/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(?!õ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19"/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c|ch|d|f|g|ʒ|l|lh|m|n|nh|p|q|r|rr|ss|s|t|v|z|pr|br|tr|dr|kr|gr|fr|vr|pl|bl|kl|gl|fl)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number-rows-repeated="1048559" table:style-name="ro1">
          <table:table-cell table:number-columns-repeated="16384"/>
        </table:table-row>
      </table:table>
      <table:table table:name="Folha2" table:style-name="ta3">
        <table:table-column table:style-name="co8" table:default-cell-style-name="ce1"/>
        <table:table-column table:style-name="co2" table:number-columns-repeated="16383" table:default-cell-style-name="ce1"/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1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number-rows-repeated="1048546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>
          <table:filter>
            <table:filter-condition table:field-number="0" table:value="ˈhora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5:14:07Z</dc:date>
  </office:meta>
</office:document-meta>
</file>